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2164" officeooo:paragraph-rsid="001d2164"/>
    </style:style>
    <style:style style:name="P2" style:family="paragraph" style:parent-style-name="Standard">
      <style:text-properties officeooo:rsid="001e000b" officeooo:paragraph-rsid="001e000b"/>
    </style:style>
    <style:style style:name="P3" style:family="paragraph" style:parent-style-name="Standard">
      <style:text-properties officeooo:rsid="001e9c9c" officeooo:paragraph-rsid="001e9c9c"/>
    </style:style>
    <style:style style:name="P4" style:family="paragraph" style:parent-style-name="Standard">
      <style:text-properties officeooo:rsid="0022b314" officeooo:paragraph-rsid="0022b314"/>
    </style:style>
    <style:style style:name="T1" style:family="text">
      <style:text-properties officeooo:rsid="001e9c9c"/>
    </style:style>
    <style:style style:name="T2" style:family="text">
      <style:text-properties officeooo:rsid="001ebf00"/>
    </style:style>
    <style:style style:name="T3" style:family="text">
      <style:text-properties officeooo:rsid="00217b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sborrany del Projecte</text:h>
      <text:p text:style-name="P1"/>
      <text:p text:style-name="P2">El grup <text:span text:style-name="T3">està</text:span> format per el Julio Santos, Sergi Aguado i Ferran Oliveras. El nostre projecte es basara en un portal de comerç. Per començar utilitzarem <text:span text:style-name="T1">un framework per la nostra pagina web que serà codeigniter amb una base de dades Mysql gestionada amb phpmyadmin. Utilitzarem les cookies i session durant les visites a la pagina web i utilitzant Jquery per els events de la pagina web. La pagina la farem lo mes real possible jugant amb boostrap, mdboostrap. La pagina intentarem ferla lo mes segura possible davant d’atacs malentincionats...</text:span></text:p>
      <text:p text:style-name="P2"/>
      <text:p text:style-name="P3">Necessitarem fer també un<text:span text:style-name="T2">a cesta de compres per compres fictícies amb unes contes de paypal falses. Faríem la documentació i el control de versions amb github, crearem el diagrama UML de la base de dades i farem una connexió SFTP amb control d’accèss.</text:span></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6:35:14.754000000</meta:creation-date>
    <dc:date>2018-04-16T15:59:09.289000000</dc:date>
    <meta:editing-duration>PT11M56S</meta:editing-duration>
    <meta:editing-cycles>2</meta:editing-cycles>
    <meta:generator>LibreOffice/5.3.4.2$Windows_x86 LibreOffice_project/f82d347ccc0be322489bf7da61d7e4ad13fe2ff3</meta:generator>
    <meta:document-statistic meta:table-count="0" meta:image-count="0" meta:object-count="0" meta:page-count="1" meta:paragraph-count="3" meta:word-count="136" meta:character-count="816" meta:non-whitespace-character-count="683"/>
  </office:meta>
</office:document-meta>
</file>